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35077" officeooo:paragraph-rsid="00135077"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2pt" style:text-underline-style="none" fo:font-weight="normal" officeooo:rsid="00135077" officeooo:paragraph-rsid="00135077"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 und Ziel der Projektarbeit</text:p>
      <text:p text:style-name="P1"/>
      <text:p text:style-name="P2">Unsere Motivation für die Projektarbeit entstand so, dass wir Tag täglich das Internet und somit auch Webseiten benutzen. Ob für Spiele oder auch für die Beschaffung von Informationen, wie z.B. Wikipedia. Daher haben wir es uns zum Ziel gesetzt, eine eigene kleine Webseite zu kreieren, welche nicht nur dem vergnügen gilt sondern auch einen positiven Effekt auf das Allgemeinwissen der Nutzer ausübt. Also haben wir eine Plattform entwickelt, auf welcher sich die User gegenseitig testen können. Somit können alle User eigene Quiz-Fragen hinzufügen um das Wissen der anderen zu testen.<text:line-break/>Das eigentliche Ziel unseres Projektes soll nicht nur daraus bestehen eine Plattform für Wissensbegeisterte User zu sein, sondern uns auch einen tieferen Einblick in das Internet und das erstellen von eigenen funktionsfähigen Webseiten zu 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2:49:44.865000000</meta:creation-date>
    <dc:date>2017-04-24T13:01:01.469000000</dc:date>
    <meta:editing-duration>PT35S</meta:editing-duration>
    <meta:editing-cycles>1</meta:editing-cycles>
    <meta:document-statistic meta:table-count="0" meta:image-count="0" meta:object-count="0" meta:page-count="1" meta:paragraph-count="2" meta:word-count="130" meta:character-count="869" meta:non-whitespace-character-count="741"/>
    <meta:generator>LibreOffice/5.2.6.2$Windows_x86 LibreOffice_project/a3100ed2409ebf1c212f5048fbe377c281438fdc</meta:generator>
  </office:meta>
</office:document-meta>
</file>